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827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2.6543in"/>
    </style:style>
    <style:style style:name="co4" style:family="table-column">
      <style:table-column-properties fo:break-before="auto" style:column-width="2.9717in"/>
    </style:style>
    <style:style style:name="co5" style:family="table-column">
      <style:table-column-properties fo:break-before="auto" style:column-width="2.8953in"/>
    </style:style>
    <style:style style:name="co6" style:family="table-column">
      <style:table-column-properties fo:break-before="auto" style:column-width="0.9063in"/>
    </style:style>
    <style:style style:name="co7" style:family="table-column">
      <style:table-column-properties fo:break-before="auto" style:column-width="4.4028in"/>
    </style:style>
    <style:style style:name="co8" style:family="table-column">
      <style:table-column-properties fo:break-before="auto" style:column-width="0.5457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Java Method(s)</text:p>
          </table:table-cell>
          <table:table-cell table:style-name="ce1" office:value-type="string">
            <text:p>Test Method</text:p>
          </table:table-cell>
          <table:table-cell table:style-name="ce1" office:value-type="string">
            <text:p>Http Method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Pass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findByName</text:p>
          </table:table-cell>
          <table:table-cell table:number-columns-repeated="1020"/>
        </table:table-row>
        <table:table-row table:style-name="ro2"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uthoritiesRepository</text:p>
          </table:table-cell>
          <table:table-cell table:number-columns-repeated="1021"/>
        </table:table-row>
        <table:table-row table:style-name="ro2"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ConsensusRepository</text:p>
          </table:table-cell>
          <table:table-cell table:number-columns-repeated="1021"/>
        </table:table-row>
        <table:table-row table:style-name="ro2"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findEnneagramTypingByTypistAndEntryName</text:p>
          </table:table-cell>
          <table:table-cell table:number-columns-repeated="1020"/>
        </table:table-row>
        <table:table-row table:style-name="ro2"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findByName</text:p>
          </table:table-cell>
          <table:table-cell table:number-columns-repeated="1020"/>
        </table:table-row>
        <table:table-row table:style-name="ro2"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table:number-columns-repeated="1021"/>
        </table:table-row>
        <table:table-row table:style-name="ro2"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estRepository</text:p>
          </table:table-cell>
          <table:table-cell table:number-columns-repeated="1021"/>
        </table:table-row>
        <table:table-row table:style-name="ro2"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findByName</text:p>
          </table:table-cell>
          <table:table-cell table:number-columns-repeated="1020"/>
        </table:table-row>
        <table:table-row table:style-name="ro2"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findByName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table:number-columns-repeated="1021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getAppUserByName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findById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saveAppUser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ConsensusServiceImpl</text:p>
          </table:table-cell>
          <table:table-cell office:value-type="string">
            <text:p>saveEnneagramTypingConsensus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ServiceImpl</text:p>
          </table:table-cell>
          <table:table-cell office:value-type="string">
            <text:p>fix this- has saveEnneagramTypingConsensus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getEntry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saveEntry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InfoServiceImpl</text:p>
          </table:table-cell>
          <table:table-cell office:value-type="string">
            <text:p>fix this- should be getTypists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estServiceImpl</text:p>
          </table:table-cell>
          <table:table-cell office:value-type="string">
            <text:p>saveTestEntity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AllOfMyTypings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saveTyping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Typing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addTyping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updateTyping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deleteTyping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createEnneagramTyping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updateEnneagramTyping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stServiceImpl</text:p>
          </table:table-cell>
          <table:table-cell office:value-type="string">
            <text:p>saveTypist</text:p>
          </table:table-cell>
          <table:table-cell table:number-columns-repeated="1020"/>
        </table:table-row>
        <table:table-row table:style-name="ro2"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UserDetailsServiceImpl</text:p>
          </table:table-cell>
          <table:table-cell office:value-type="string">
            <text:p>loadUserByUsername</text:p>
          </table:table-cell>
          <table:table-cell table:number-columns-repeated="1020"/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addNewEntry</text:p>
          </table:table-cell>
          <table:table-cell/>
          <table:table-cell office:value-type="string">
            <text:p>POST</text:p>
          </table:table-cell>
          <table:table-cell office:value-type="string">
            <text:p>/console/add_entry</text:p>
          </table:table-cell>
          <table:table-cell table:number-columns-repeated="1017"/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editUserRole</text:p>
          </table:table-cell>
          <table:table-cell/>
          <table:table-cell office:value-type="string">
            <text:p>PATCH</text:p>
          </table:table-cell>
          <table:table-cell office:value-type="string">
            <text:p>/console/update_user/{name}/role</text:p>
          </table:table-cell>
          <table:table-cell table:number-columns-repeated="1017"/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editUserStatus</text:p>
          </table:table-cell>
          <table:table-cell/>
          <table:table-cell office:value-type="string">
            <text:p>PATCH</text:p>
          </table:table-cell>
          <table:table-cell office:value-type="string">
            <text:p>/update_user/{name}/status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Fix the AdminService having update role/user APIs</text:p>
          </table:table-cell>
          <table:table-cell table:number-columns-repeated="1020"/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EntryController</text:p>
          </table:table-cell>
          <table:table-cell office:value-type="string">
            <text:p>getEntry</text:p>
          </table:table-cell>
          <table:table-cell/>
          <table:table-cell office:value-type="string">
            <text:p>GET</text:p>
          </table:table-cell>
          <table:table-cell office:value-type="string">
            <text:p>/api/${api.version}/profile/{entryName}</text:p>
          </table:table-cell>
          <table:table-cell table:number-columns-repeated="1017"/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InfoController</text:p>
          </table:table-cell>
          <table:table-cell office:value-type="string">
            <text:p>fix- should be getTypist</text:p>
          </table:table-cell>
          <table:table-cell/>
          <table:table-cell office:value-type="string">
            <text:p>GET</text:p>
          </table:table-cell>
          <table:table-cell office:value-type="string">
            <text:p>/api/info/typist</text:p>
          </table:table-cell>
          <table:table-cell table:number-columns-repeated="1017"/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RegistrationController</text:p>
          </table:table-cell>
          <table:table-cell office:value-type="string">
            <text:p>registerUser</text:p>
          </table:table-cell>
          <table:table-cell/>
          <table:table-cell office:value-type="string">
            <text:p>POST</text:p>
          </table:table-cell>
          <table:table-cell office:value-type="string">
            <text:p>/api/${api.version}/register</text:p>
          </table:table-cell>
          <table:table-cell table:number-columns-repeated="1017"/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estController</text:p>
          </table:table-cell>
          <table:table-cell office:value-type="string">
            <text:p>addNewEntry</text:p>
          </table:table-cell>
          <table:table-cell/>
          <table:table-cell office:value-type="string">
            <text:p>POST</text:p>
          </table:table-cell>
          <table:table-cell office:value-type="string">
            <text:p>/test/makenew</text:p>
          </table:table-cell>
          <table:table-cell table:number-columns-repeated="1017"/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AllOfMyTypings</text:p>
          </table:table-cell>
          <table:table-cell/>
          <table:table-cell office:value-type="string">
            <text:p>GET</text:p>
          </table:table-cell>
          <table:table-cell office:value-type="string">
            <text:p>/api/${api.version}/profile/my_typings</text:p>
          </table:table-cell>
          <table:table-cell table:number-columns-repeated="1017"/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Typing</text:p>
          </table:table-cell>
          <table:table-cell/>
          <table:table-cell office:value-type="string">
            <text:p>GET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7"/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addTyping</text:p>
          </table:table-cell>
          <table:table-cell/>
          <table:table-cell office:value-type="string">
            <text:p>POST</text:p>
          </table:table-cell>
          <table:table-cell office:value-type="string">
            <text:p>/api/${api.version}/profile/{entryName}/vote/{typologySystem}</text:p>
          </table:table-cell>
          <table:table-cell table:number-columns-repeated="1017"/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updateTyping</text:p>
          </table:table-cell>
          <table:table-cell/>
          <table:table-cell office:value-type="string">
            <text:p>PATCH</text:p>
          </table:table-cell>
          <table:table-cell office:value-type="string">
            <text:p>/api/${api.version}/profile/{entryName}/vote/{typologySystem}</text:p>
          </table:table-cell>
          <table:table-cell table:number-columns-repeated="1017"/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deleteTyping</text:p>
          </table:table-cell>
          <table:table-cell/>
          <table:table-cell office:value-type="string">
            <text:p>DELETE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7"/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UserProfileController</text:p>
          </table:table-cell>
          <table:table-cell office:value-type="string">
            <text:p>viewMyProfile</text:p>
          </table:table-cell>
          <table:table-cell/>
          <table:table-cell office:value-type="string">
            <text:p>GET</text:p>
          </table:table-cell>
          <table:table-cell office:value-type="string">
            <text:p>/api/${api.version}/my_profil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need to add UserProfileService and UserProfileRepository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2">04/22/2024</text:date>, <text:time>23:3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Cook</meta:initial-creator>
    <meta:creation-date>2024-04-22T18:09:54.56</meta:creation-date>
    <meta:generator>OpenOffice/4.1.7$Win32 OpenOffice.org_project/417m1$Build-9800</meta:generator>
    <dc:date>2024-04-22T23:30:53.86</dc:date>
    <dc:creator>Greg Cook</dc:creator>
    <meta:editing-duration>PT5H20M49S</meta:editing-duration>
    <meta:editing-cycles>20</meta:editing-cycles>
    <meta:document-statistic meta:table-count="3" meta:cell-count="199" meta:object-count="0"/>
  </office:meta>
</office:document-meta>
</file>